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1.5575in"/>
    </style:style>
    <style:style style:name="co7" style:family="table-column">
      <style:table-column-properties fo:break-before="auto" style:column-width="0.9465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width="0.0201in" draw:marker-start-width="0.1398in" draw:marker-end-width="0.1398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baverage</text:p>
          </table:table-cell>
          <table:table-cell office:value-type="string" calcext:value-type="string">
            <text:p>averagert</text:p>
          </table:table-cell>
          <table:table-cell office:value-type="string" calcext:value-type="string">
            <text:p>trueparallel</text:p>
          </table:table-cell>
          <table:table-cell office:value-type="string" calcext:value-type="string">
            <text:p>maxrt</text:p>
          </table:table-cell>
          <table:table-cell office:value-type="string" calcext:value-type="string">
            <text:p>totalrequests</text:p>
          </table:table-cell>
          <table:table-cell office:value-type="string" calcext:value-type="string">
            <text:p>loadgeneratorinstances</text:p>
          </table:table-cell>
          <table:table-cell office:value-type="string" calcext:value-type="string">
            <text:p>appinstances</text:p>
          </table:table-cell>
          <table:table-cell office:value-type="string" calcext:value-type="string">
            <text:p>testround</text:p>
          </table:table-cell>
        </table:table-row>
        <table:table-row table:style-name="ro1">
          <table:table-cell office:value-type="float" office:value="1316.07763517778" calcext:value-type="float">
            <text:p>1316.0776351778</text:p>
          </table:table-cell>
          <table:table-cell office:value-type="float" office:value="7.88126797110597" calcext:value-type="float">
            <text:p>7.8812679711</text:p>
          </table:table-cell>
          <table:table-cell office:value-type="float" office:value="1.86786050915211" calcext:value-type="float">
            <text:p>1.8678605092</text:p>
          </table:table-cell>
          <table:table-cell office:value-type="float" office:value="1003" calcext:value-type="float">
            <text:p>1003</text:p>
          </table:table-cell>
          <table:table-cell office:value-type="float" office:value="14259" calcext:value-type="float">
            <text:p>142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2.71658091447" calcext:value-type="float">
            <text:p>1112.7165809145</text:p>
          </table:table-cell>
          <table:table-cell office:value-type="float" office:value="7.14982364171763" calcext:value-type="float">
            <text:p>7.1498236417</text:p>
          </table:table-cell>
          <table:table-cell office:value-type="float" office:value="7.36431835096916" calcext:value-type="float">
            <text:p>7.364318351</text:p>
          </table:table-cell>
          <table:table-cell office:value-type="float" office:value="167" calcext:value-type="float">
            <text:p>167</text:p>
          </table:table-cell>
          <table:table-cell office:value-type="float" office:value="61806" calcext:value-type="float">
            <text:p>618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3.24384180791" calcext:value-type="float">
            <text:p>1123.2438418079</text:p>
          </table:table-cell>
          <table:table-cell office:value-type="float" office:value="7.75528900478053" calcext:value-type="float">
            <text:p>7.7552890048</text:p>
          </table:table-cell>
          <table:table-cell office:value-type="float" office:value="14.8668890221643" calcext:value-type="float">
            <text:p>14.8668890222</text:p>
          </table:table-cell>
          <table:table-cell office:value-type="float" office:value="295" calcext:value-type="float">
            <text:p>295</text:p>
          </table:table-cell>
          <table:table-cell office:value-type="float" office:value="115050" calcext:value-type="float">
            <text:p>11505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1.61445594419" calcext:value-type="float">
            <text:p>1171.6144559442</text:p>
          </table:table-cell>
          <table:table-cell office:value-type="float" office:value="8.08723206862899" calcext:value-type="float">
            <text:p>8.0872320686</text:p>
          </table:table-cell>
          <table:table-cell office:value-type="float" office:value="22.3692839018278" calcext:value-type="float">
            <text:p>22.3692839018</text:p>
          </table:table-cell>
          <table:table-cell office:value-type="float" office:value="194" calcext:value-type="float">
            <text:p>194</text:p>
          </table:table-cell>
          <table:table-cell office:value-type="float" office:value="165994" calcext:value-type="float">
            <text:p>16599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9.53644515658" calcext:value-type="float">
            <text:p>1299.5364451566</text:p>
          </table:table-cell>
          <table:table-cell office:value-type="float" office:value="8.42748449241956" calcext:value-type="float">
            <text:p>8.4274844924</text:p>
          </table:table-cell>
          <table:table-cell office:value-type="float" office:value="29.9765623395364" calcext:value-type="float">
            <text:p>29.9765623395</text:p>
          </table:table-cell>
          <table:table-cell office:value-type="float" office:value="266" calcext:value-type="float">
            <text:p>266</text:p>
          </table:table-cell>
          <table:table-cell office:value-type="float" office:value="213444" calcext:value-type="float">
            <text:p>21344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3.48514547487" calcext:value-type="float">
            <text:p>1503.4851454749</text:p>
          </table:table-cell>
          <table:table-cell office:value-type="float" office:value="9.25744977872755" calcext:value-type="float">
            <text:p>9.2574497787</text:p>
          </table:table-cell>
          <table:table-cell office:value-type="float" office:value="37.6870780491999" calcext:value-type="float">
            <text:p>37.6870780492</text:p>
          </table:table-cell>
          <table:table-cell office:value-type="float" office:value="1005" calcext:value-type="float">
            <text:p>1005</text:p>
          </table:table-cell>
          <table:table-cell office:value-type="float" office:value="244269" calcext:value-type="float">
            <text:p>24426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1.02271496087" calcext:value-type="float">
            <text:p>1701.0227149609</text:p>
          </table:table-cell>
          <table:table-cell office:value-type="float" office:value="10.2083275736462" calcext:value-type="float">
            <text:p>10.2083275736</text:p>
          </table:table-cell>
          <table:table-cell office:value-type="float" office:value="45.5393493060355" calcext:value-type="float">
            <text:p>45.539349306</text:p>
          </table:table-cell>
          <table:table-cell office:value-type="float" office:value="1015" calcext:value-type="float">
            <text:p>1015</text:p>
          </table:table-cell>
          <table:table-cell office:value-type="float" office:value="267665" calcext:value-type="float">
            <text:p>26766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7.2689785907" calcext:value-type="float">
            <text:p>2027.2689785907</text:p>
          </table:table-cell>
          <table:table-cell office:value-type="float" office:value="10.8723595078102" calcext:value-type="float">
            <text:p>10.8723595078</text:p>
          </table:table-cell>
          <table:table-cell office:value-type="float" office:value="53.3289233858091" calcext:value-type="float">
            <text:p>53.3289233858</text:p>
          </table:table-cell>
          <table:table-cell office:value-type="float" office:value="251" calcext:value-type="float">
            <text:p>251</text:p>
          </table:table-cell>
          <table:table-cell office:value-type="float" office:value="294358" calcext:value-type="float">
            <text:p>29435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20.3196539151" calcext:value-type="float">
            <text:p>2220.3196539151</text:p>
          </table:table-cell>
          <table:table-cell office:value-type="float" office:value="11.7700356924103" calcext:value-type="float">
            <text:p>11.7700356924</text:p>
          </table:table-cell>
          <table:table-cell office:value-type="float" office:value="61.1688754934564" calcext:value-type="float">
            <text:p>61.1688754935</text:p>
          </table:table-cell>
          <table:table-cell office:value-type="float" office:value="1023" calcext:value-type="float">
            <text:p>1023</text:p>
          </table:table-cell>
          <table:table-cell office:value-type="float" office:value="311831" calcext:value-type="float">
            <text:p>3118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19.52257055588" calcext:value-type="float">
            <text:p>2419.5225705559</text:p>
          </table:table-cell>
          <table:table-cell office:value-type="float" office:value="13.2307346856875" calcext:value-type="float">
            <text:p>13.2307346857</text:p>
          </table:table-cell>
          <table:table-cell office:value-type="float" office:value="69.2232038755172" calcext:value-type="float">
            <text:p>69.2232038755</text:p>
          </table:table-cell>
          <table:table-cell office:value-type="float" office:value="1048" calcext:value-type="float">
            <text:p>1048</text:p>
          </table:table-cell>
          <table:table-cell office:value-type="float" office:value="313971" calcext:value-type="float">
            <text:p>31397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70.07899172161" calcext:value-type="float">
            <text:p>2670.0789917216</text:p>
          </table:table-cell>
          <table:table-cell office:value-type="float" office:value="14.3553667030189" calcext:value-type="float">
            <text:p>14.355366703</text:p>
          </table:table-cell>
          <table:table-cell office:value-type="float" office:value="77.2175174955386" calcext:value-type="float">
            <text:p>77.2175174955</text:p>
          </table:table-cell>
          <table:table-cell office:value-type="float" office:value="1065" calcext:value-type="float">
            <text:p>1065</text:p>
          </table:table-cell>
          <table:table-cell office:value-type="float" office:value="322768" calcext:value-type="float">
            <text:p>32276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12.66331934187" calcext:value-type="float">
            <text:p>2412.6633193419</text:p>
          </table:table-cell>
          <table:table-cell office:value-type="float" office:value="15.0633305586549" calcext:value-type="float">
            <text:p>15.0633305587</text:p>
          </table:table-cell>
          <table:table-cell office:value-type="float" office:value="85.0475643341657" calcext:value-type="float">
            <text:p>85.0475643342</text:p>
          </table:table-cell>
          <table:table-cell office:value-type="float" office:value="3041" calcext:value-type="float">
            <text:p>3041</text:p>
          </table:table-cell>
          <table:table-cell office:value-type="float" office:value="338778" calcext:value-type="float">
            <text:p>33877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64.43399139056" calcext:value-type="float">
            <text:p>2664.4339913906</text:p>
          </table:table-cell>
          <table:table-cell office:value-type="float" office:value="16.4315949801818" calcext:value-type="float">
            <text:p>16.4315949802</text:p>
          </table:table-cell>
          <table:table-cell office:value-type="float" office:value="93.1342803476706" calcext:value-type="float">
            <text:p>93.1342803477</text:p>
          </table:table-cell>
          <table:table-cell office:value-type="float" office:value="3025" calcext:value-type="float">
            <text:p>3025</text:p>
          </table:table-cell>
          <table:table-cell office:value-type="float" office:value="340092" calcext:value-type="float">
            <text:p>34009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08.14309086221" calcext:value-type="float">
            <text:p>2608.1430908622</text:p>
          </table:table-cell>
          <table:table-cell office:value-type="float" office:value="16.561506930922" calcext:value-type="float">
            <text:p>16.5615069309</text:p>
          </table:table-cell>
          <table:table-cell office:value-type="float" office:value="93.1253534725742" calcext:value-type="float">
            <text:p>93.1253534726</text:p>
          </table:table-cell>
          <table:table-cell office:value-type="float" office:value="3023" calcext:value-type="float">
            <text:p>3023</text:p>
          </table:table-cell>
          <table:table-cell office:value-type="float" office:value="337401" calcext:value-type="float">
            <text:p>33740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84.7733497999" calcext:value-type="float">
            <text:p>2784.7733497999</text:p>
          </table:table-cell>
          <table:table-cell office:value-type="float" office:value="17.691889829373" calcext:value-type="float">
            <text:p>17.6918898294</text:p>
          </table:table-cell>
          <table:table-cell office:value-type="float" office:value="101.232993603672" calcext:value-type="float">
            <text:p>101.2329936037</text:p>
          </table:table-cell>
          <table:table-cell office:value-type="float" office:value="3021" calcext:value-type="float">
            <text:p>3021</text:p>
          </table:table-cell>
          <table:table-cell office:value-type="float" office:value="343322" calcext:value-type="float">
            <text:p>34332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55.7178136053" calcext:value-type="float">
            <text:p>2655.7178136053</text:p>
          </table:table-cell>
          <table:table-cell office:value-type="float" office:value="18.876149076559" calcext:value-type="float">
            <text:p>18.8761490766</text:p>
          </table:table-cell>
          <table:table-cell office:value-type="float" office:value="109.123017811587" calcext:value-type="float">
            <text:p>109.1230178116</text:p>
          </table:table-cell>
          <table:table-cell office:value-type="float" office:value="3033" calcext:value-type="float">
            <text:p>3033</text:p>
          </table:table-cell>
          <table:table-cell office:value-type="float" office:value="346909" calcext:value-type="float">
            <text:p>34690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53.77153711297" calcext:value-type="float">
            <text:p>2753.771537113</text:p>
          </table:table-cell>
          <table:table-cell office:value-type="float" office:value="19.9683950911948" calcext:value-type="float">
            <text:p>19.9683950912</text:p>
          </table:table-cell>
          <table:table-cell office:value-type="float" office:value="117.114637209857" calcext:value-type="float">
            <text:p>117.1146372099</text:p>
          </table:table-cell>
          <table:table-cell office:value-type="float" office:value="3029" calcext:value-type="float">
            <text:p>3029</text:p>
          </table:table-cell>
          <table:table-cell office:value-type="float" office:value="351939" calcext:value-type="float">
            <text:p>35193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90.36869977001" calcext:value-type="float">
            <text:p>2690.36869977</text:p>
          </table:table-cell>
          <table:table-cell office:value-type="float" office:value="21.2461110215305" calcext:value-type="float">
            <text:p>21.2461110215</text:p>
          </table:table-cell>
          <table:table-cell office:value-type="float" office:value="125.160840027836" calcext:value-type="float">
            <text:p>125.1608400278</text:p>
          </table:table-cell>
          <table:table-cell office:value-type="float" office:value="3054" calcext:value-type="float">
            <text:p>3054</text:p>
          </table:table-cell>
          <table:table-cell office:value-type="float" office:value="353499" calcext:value-type="float">
            <text:p>35349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69.27702148781" calcext:value-type="float">
            <text:p>2769.2770214878</text:p>
          </table:table-cell>
          <table:table-cell office:value-type="float" office:value="22.2818733931549" calcext:value-type="float">
            <text:p>22.2818733932</text:p>
          </table:table-cell>
          <table:table-cell office:value-type="float" office:value="133.178757270887" calcext:value-type="float">
            <text:p>133.1787572709</text:p>
          </table:table-cell>
          <table:table-cell office:value-type="float" office:value="3046" calcext:value-type="float">
            <text:p>3046</text:p>
          </table:table-cell>
          <table:table-cell office:value-type="float" office:value="358622" calcext:value-type="float">
            <text:p>35862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35.31867300687" calcext:value-type="float">
            <text:p>2735.3186730069</text:p>
          </table:table-cell>
          <table:table-cell office:value-type="float" office:value="23.5889630432969" calcext:value-type="float">
            <text:p>23.5889630433</text:p>
          </table:table-cell>
          <table:table-cell office:value-type="float" office:value="141.368655518478" calcext:value-type="float">
            <text:p>141.3686555185</text:p>
          </table:table-cell>
          <table:table-cell office:value-type="float" office:value="5017" calcext:value-type="float">
            <text:p>5017</text:p>
          </table:table-cell>
          <table:table-cell office:value-type="float" office:value="359610" calcext:value-type="float">
            <text:p>35961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62.98331156107" calcext:value-type="float">
            <text:p>2662.9833115611</text:p>
          </table:table-cell>
          <table:table-cell office:value-type="float" office:value="24.3898895057696" calcext:value-type="float">
            <text:p>24.3898895058</text:p>
          </table:table-cell>
          <table:table-cell office:value-type="float" office:value="149.363683333333" calcext:value-type="float">
            <text:p>149.3636833333</text:p>
          </table:table-cell>
          <table:table-cell office:value-type="float" office:value="5020" calcext:value-type="float">
            <text:p>5020</text:p>
          </table:table-cell>
          <table:table-cell office:value-type="float" office:value="367440" calcext:value-type="float">
            <text:p>36744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62.3225099061" calcext:value-type="float">
            <text:p>2762.3225099061</text:p>
          </table:table-cell>
          <table:table-cell office:value-type="float" office:value="25.6085138142539" calcext:value-type="float">
            <text:p>25.6085138143</text:p>
          </table:table-cell>
          <table:table-cell office:value-type="float" office:value="157.261883333333" calcext:value-type="float">
            <text:p>157.2618833333</text:p>
          </table:table-cell>
          <table:table-cell office:value-type="float" office:value="5012" calcext:value-type="float">
            <text:p>5012</text:p>
          </table:table-cell>
          <table:table-cell office:value-type="float" office:value="368460" calcext:value-type="float">
            <text:p>3684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Sheet2" table:style-name="ta1">
        <table:shapes>
          <draw:frame draw:z-index="0" draw:style-name="gr1" draw:text-style-name="P1" svg:width="8.572in" svg:height="4.8209in" svg:x="4.676in" svg:y="0.3346in">
            <draw:object draw:notify-on-update-of-ranges="Sheet2.A1:Sheet2.A41 Sheet2.B1:Sheet2.B1 Sheet2.B1:Sheet2.B41 Sheet2.A1:Sheet2.A60 Sheet2.D1:Sheet2.D1 Sheet2.D1:Sheet2.D60 Sheet2.A1:Sheet2.A41 Sheet2.C1:Sheet2.C1 Sheet2.C1:Sheet2.C41" xlink:href="./Object 1" xlink:type="simple" xlink:show="embed" xlink:actuate="onLoad"/>
            <draw:image xlink:href="./ObjectReplacements/Object 1" xlink:type="simple" xlink:show="embed" xlink:actuate="onLoad"/>
            <svg:title>connection pool size</svg:title>
          </draw:frame>
        </table:shapes>
        <table:table-column table:style-name="co5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hroughput</text:p>
          </table:table-cell>
          <table:table-cell office:value-type="string" calcext:value-type="string">
            <text:p>60 connections</text:p>
          </table:table-cell>
          <table:table-cell office:value-type="string" calcext:value-type="string">
            <text:p>30 connections</text:p>
          </table:table-cell>
          <table:table-cell office:value-type="string" calcext:value-type="string">
            <text:p>90 connections</text:p>
          </table:table-cell>
        </table:table-row>
        <table:table-row table:style-name="ro1">
          <table:table-cell office:value-type="float" office:value="14259" calcext:value-type="float">
            <text:p>14259</text:p>
          </table:table-cell>
          <table:table-cell office:value-type="float" office:value="1316.07763517778" calcext:value-type="float">
            <text:p>1316.0776351778</text:p>
          </table:table-cell>
          <table:table-cell table:number-columns-repeated="2"/>
        </table:table-row>
        <table:table-row table:style-name="ro1">
          <table:table-cell office:value-type="float" office:value="61806" calcext:value-type="float">
            <text:p>61806</text:p>
          </table:table-cell>
          <table:table-cell office:value-type="float" office:value="1112.71658091447" calcext:value-type="float">
            <text:p>1112.7165809145</text:p>
          </table:table-cell>
          <table:table-cell table:number-columns-repeated="2"/>
        </table:table-row>
        <table:table-row table:style-name="ro1">
          <table:table-cell office:value-type="float" office:value="115050" calcext:value-type="float">
            <text:p>115050</text:p>
          </table:table-cell>
          <table:table-cell office:value-type="float" office:value="1123.24384180791" calcext:value-type="float">
            <text:p>1123.2438418079</text:p>
          </table:table-cell>
          <table:table-cell table:number-columns-repeated="2"/>
        </table:table-row>
        <table:table-row table:style-name="ro1">
          <table:table-cell office:value-type="float" office:value="165994" calcext:value-type="float">
            <text:p>165994</text:p>
          </table:table-cell>
          <table:table-cell office:value-type="float" office:value="1171.61445594419" calcext:value-type="float">
            <text:p>1171.6144559442</text:p>
          </table:table-cell>
          <table:table-cell table:number-columns-repeated="2"/>
        </table:table-row>
        <table:table-row table:style-name="ro1">
          <table:table-cell office:value-type="float" office:value="213444" calcext:value-type="float">
            <text:p>213444</text:p>
          </table:table-cell>
          <table:table-cell office:value-type="float" office:value="1299.53644515658" calcext:value-type="float">
            <text:p>1299.5364451566</text:p>
          </table:table-cell>
          <table:table-cell table:number-columns-repeated="2"/>
        </table:table-row>
        <table:table-row table:style-name="ro1">
          <table:table-cell office:value-type="float" office:value="244269" calcext:value-type="float">
            <text:p>244269</text:p>
          </table:table-cell>
          <table:table-cell office:value-type="float" office:value="1503.48514547487" calcext:value-type="float">
            <text:p>1503.4851454749</text:p>
          </table:table-cell>
          <table:table-cell table:number-columns-repeated="2"/>
        </table:table-row>
        <table:table-row table:style-name="ro1">
          <table:table-cell office:value-type="float" office:value="267665" calcext:value-type="float">
            <text:p>267665</text:p>
          </table:table-cell>
          <table:table-cell office:value-type="float" office:value="1701.02271496087" calcext:value-type="float">
            <text:p>1701.0227149609</text:p>
          </table:table-cell>
          <table:table-cell table:number-columns-repeated="2"/>
        </table:table-row>
        <table:table-row table:style-name="ro1">
          <table:table-cell office:value-type="float" office:value="294358" calcext:value-type="float">
            <text:p>294358</text:p>
          </table:table-cell>
          <table:table-cell office:value-type="float" office:value="2027.2689785907" calcext:value-type="float">
            <text:p>2027.2689785907</text:p>
          </table:table-cell>
          <table:table-cell table:number-columns-repeated="2"/>
        </table:table-row>
        <table:table-row table:style-name="ro1">
          <table:table-cell office:value-type="float" office:value="311831" calcext:value-type="float">
            <text:p>311831</text:p>
          </table:table-cell>
          <table:table-cell office:value-type="float" office:value="2220.3196539151" calcext:value-type="float">
            <text:p>2220.3196539151</text:p>
          </table:table-cell>
          <table:table-cell table:number-columns-repeated="2"/>
        </table:table-row>
        <table:table-row table:style-name="ro1">
          <table:table-cell office:value-type="float" office:value="313971" calcext:value-type="float">
            <text:p>313971</text:p>
          </table:table-cell>
          <table:table-cell office:value-type="float" office:value="2419.52257055588" calcext:value-type="float">
            <text:p>2419.5225705559</text:p>
          </table:table-cell>
          <table:table-cell table:number-columns-repeated="2"/>
        </table:table-row>
        <table:table-row table:style-name="ro1">
          <table:table-cell office:value-type="float" office:value="322768" calcext:value-type="float">
            <text:p>322768</text:p>
          </table:table-cell>
          <table:table-cell office:value-type="float" office:value="2670.07899172161" calcext:value-type="float">
            <text:p>2670.0789917216</text:p>
          </table:table-cell>
          <table:table-cell table:number-columns-repeated="2"/>
        </table:table-row>
        <table:table-row table:style-name="ro1">
          <table:table-cell office:value-type="float" office:value="338778" calcext:value-type="float">
            <text:p>338778</text:p>
          </table:table-cell>
          <table:table-cell office:value-type="float" office:value="2412.66331934187" calcext:value-type="float">
            <text:p>2412.6633193419</text:p>
          </table:table-cell>
          <table:table-cell table:number-columns-repeated="2"/>
        </table:table-row>
        <table:table-row table:style-name="ro1">
          <table:table-cell office:value-type="float" office:value="340092" calcext:value-type="float">
            <text:p>340092</text:p>
          </table:table-cell>
          <table:table-cell office:value-type="float" office:value="2664.43399139056" calcext:value-type="float">
            <text:p>2664.4339913906</text:p>
          </table:table-cell>
          <table:table-cell table:number-columns-repeated="2"/>
        </table:table-row>
        <table:table-row table:style-name="ro1">
          <table:table-cell office:value-type="float" office:value="337401" calcext:value-type="float">
            <text:p>337401</text:p>
          </table:table-cell>
          <table:table-cell office:value-type="float" office:value="2608.14309086221" calcext:value-type="float">
            <text:p>2608.1430908622</text:p>
          </table:table-cell>
          <table:table-cell table:number-columns-repeated="2"/>
        </table:table-row>
        <table:table-row table:style-name="ro1">
          <table:table-cell office:value-type="float" office:value="343322" calcext:value-type="float">
            <text:p>343322</text:p>
          </table:table-cell>
          <table:table-cell office:value-type="float" office:value="2784.7733497999" calcext:value-type="float">
            <text:p>2784.7733497999</text:p>
          </table:table-cell>
          <table:table-cell table:number-columns-repeated="2"/>
        </table:table-row>
        <table:table-row table:style-name="ro1">
          <table:table-cell office:value-type="float" office:value="346909" calcext:value-type="float">
            <text:p>346909</text:p>
          </table:table-cell>
          <table:table-cell office:value-type="float" office:value="2655.7178136053" calcext:value-type="float">
            <text:p>2655.7178136053</text:p>
          </table:table-cell>
          <table:table-cell table:number-columns-repeated="2"/>
        </table:table-row>
        <table:table-row table:style-name="ro1">
          <table:table-cell office:value-type="float" office:value="351939" calcext:value-type="float">
            <text:p>351939</text:p>
          </table:table-cell>
          <table:table-cell office:value-type="float" office:value="2753.77153711297" calcext:value-type="float">
            <text:p>2753.771537113</text:p>
          </table:table-cell>
          <table:table-cell table:number-columns-repeated="2"/>
        </table:table-row>
        <table:table-row table:style-name="ro1">
          <table:table-cell office:value-type="float" office:value="353499" calcext:value-type="float">
            <text:p>353499</text:p>
          </table:table-cell>
          <table:table-cell office:value-type="float" office:value="2690.36869977001" calcext:value-type="float">
            <text:p>2690.36869977</text:p>
          </table:table-cell>
          <table:table-cell table:number-columns-repeated="2"/>
        </table:table-row>
        <table:table-row table:style-name="ro1">
          <table:table-cell office:value-type="float" office:value="358622" calcext:value-type="float">
            <text:p>358622</text:p>
          </table:table-cell>
          <table:table-cell office:value-type="float" office:value="2769.27702148781" calcext:value-type="float">
            <text:p>2769.2770214878</text:p>
          </table:table-cell>
          <table:table-cell table:number-columns-repeated="2"/>
        </table:table-row>
        <table:table-row table:style-name="ro1">
          <table:table-cell office:value-type="float" office:value="359610" calcext:value-type="float">
            <text:p>359610</text:p>
          </table:table-cell>
          <table:table-cell office:value-type="float" office:value="2735.31867300687" calcext:value-type="float">
            <text:p>2735.3186730069</text:p>
          </table:table-cell>
          <table:table-cell table:number-columns-repeated="2"/>
        </table:table-row>
        <table:table-row table:style-name="ro1">
          <table:table-cell office:value-type="float" office:value="14056" calcext:value-type="float">
            <text:p>14056</text:p>
          </table:table-cell>
          <table:table-cell/>
          <table:table-cell office:value-type="float" office:value="1014.41140657328" calcext:value-type="float">
            <text:p>1014.4114065733</text:p>
          </table:table-cell>
          <table:table-cell/>
        </table:table-row>
        <table:table-row table:style-name="ro1">
          <table:table-cell office:value-type="float" office:value="58966" calcext:value-type="float">
            <text:p>58966</text:p>
          </table:table-cell>
          <table:table-cell/>
          <table:table-cell office:value-type="float" office:value="1069.41140657328" calcext:value-type="float">
            <text:p>1069.4114065733</text:p>
          </table:table-cell>
          <table:table-cell/>
        </table:table-row>
        <table:table-row table:style-name="ro1">
          <table:table-cell office:value-type="float" office:value="110302" calcext:value-type="float">
            <text:p>110302</text:p>
          </table:table-cell>
          <table:table-cell/>
          <table:table-cell office:value-type="float" office:value="1094.51563888234" calcext:value-type="float">
            <text:p>1094.5156388823</text:p>
          </table:table-cell>
          <table:table-cell/>
        </table:table-row>
        <table:table-row table:style-name="ro1">
          <table:table-cell office:value-type="float" office:value="166811" calcext:value-type="float">
            <text:p>166811</text:p>
          </table:table-cell>
          <table:table-cell/>
          <table:table-cell office:value-type="float" office:value="1212.13821630468" calcext:value-type="float">
            <text:p>1212.1382163047</text:p>
          </table:table-cell>
          <table:table-cell/>
        </table:table-row>
        <table:table-row table:style-name="ro1">
          <table:table-cell office:value-type="float" office:value="208802" calcext:value-type="float">
            <text:p>208802</text:p>
          </table:table-cell>
          <table:table-cell/>
          <table:table-cell office:value-type="float" office:value="1272.25763163188" calcext:value-type="float">
            <text:p>1272.2576316319</text:p>
          </table:table-cell>
          <table:table-cell/>
        </table:table-row>
        <table:table-row table:style-name="ro1">
          <table:table-cell office:value-type="float" office:value="224973" calcext:value-type="float">
            <text:p>224973</text:p>
          </table:table-cell>
          <table:table-cell/>
          <table:table-cell office:value-type="float" office:value="1688.92385308459" calcext:value-type="float">
            <text:p>1688.9238530846</text:p>
          </table:table-cell>
          <table:table-cell/>
        </table:table-row>
        <table:table-row table:style-name="ro1">
          <table:table-cell office:value-type="float" office:value="267214" calcext:value-type="float">
            <text:p>267214</text:p>
          </table:table-cell>
          <table:table-cell/>
          <table:table-cell office:value-type="float" office:value="1892.73617400286" calcext:value-type="float">
            <text:p>1892.7361740029</text:p>
          </table:table-cell>
          <table:table-cell/>
        </table:table-row>
        <table:table-row table:style-name="ro1">
          <table:table-cell office:value-type="float" office:value="288285" calcext:value-type="float">
            <text:p>288285</text:p>
          </table:table-cell>
          <table:table-cell/>
          <table:table-cell office:value-type="float" office:value="2198.79955252615" calcext:value-type="float">
            <text:p>2198.7995525262</text:p>
          </table:table-cell>
          <table:table-cell/>
        </table:table-row>
        <table:table-row table:style-name="ro1">
          <table:table-cell office:value-type="float" office:value="291256" calcext:value-type="float">
            <text:p>291256</text:p>
          </table:table-cell>
          <table:table-cell/>
          <table:table-cell office:value-type="float" office:value="2427.89176875326" calcext:value-type="float">
            <text:p>2427.8917687533</text:p>
          </table:table-cell>
          <table:table-cell/>
        </table:table-row>
        <table:table-row table:style-name="ro1">
          <table:table-cell office:value-type="float" office:value="326166" calcext:value-type="float">
            <text:p>326166</text:p>
          </table:table-cell>
          <table:table-cell/>
          <table:table-cell office:value-type="float" office:value="2533.20270966318" calcext:value-type="float">
            <text:p>2533.2027096632</text:p>
          </table:table-cell>
          <table:table-cell/>
        </table:table-row>
        <table:table-row table:style-name="ro1">
          <table:table-cell office:value-type="float" office:value="332054" calcext:value-type="float">
            <text:p>332054</text:p>
          </table:table-cell>
          <table:table-cell/>
          <table:table-cell office:value-type="float" office:value="2513.22095803695" calcext:value-type="float">
            <text:p>2513.220958037</text:p>
          </table:table-cell>
          <table:table-cell/>
        </table:table-row>
        <table:table-row table:style-name="ro1">
          <table:table-cell office:value-type="float" office:value="338772" calcext:value-type="float">
            <text:p>338772</text:p>
          </table:table-cell>
          <table:table-cell/>
          <table:table-cell office:value-type="float" office:value="2602.34865041975" calcext:value-type="float">
            <text:p>2602.3486504198</text:p>
          </table:table-cell>
          <table:table-cell/>
        </table:table-row>
        <table:table-row table:style-name="ro1">
          <table:table-cell office:value-type="float" office:value="350303" calcext:value-type="float">
            <text:p>350303</text:p>
          </table:table-cell>
          <table:table-cell/>
          <table:table-cell office:value-type="float" office:value="2601.2848277063" calcext:value-type="float">
            <text:p>2601.2848277063</text:p>
          </table:table-cell>
          <table:table-cell/>
        </table:table-row>
        <table:table-row table:style-name="ro1">
          <table:table-cell office:value-type="float" office:value="346149" calcext:value-type="float">
            <text:p>346149</text:p>
          </table:table-cell>
          <table:table-cell/>
          <table:table-cell office:value-type="float" office:value="2902.39630621495" calcext:value-type="float">
            <text:p>2902.396306215</text:p>
          </table:table-cell>
          <table:table-cell/>
        </table:table-row>
        <table:table-row table:style-name="ro1">
          <table:table-cell office:value-type="float" office:value="343039" calcext:value-type="float">
            <text:p>343039</text:p>
          </table:table-cell>
          <table:table-cell/>
          <table:table-cell office:value-type="float" office:value="3058.67228799058" calcext:value-type="float">
            <text:p>3058.6722879906</text:p>
          </table:table-cell>
          <table:table-cell/>
        </table:table-row>
        <table:table-row table:style-name="ro1">
          <table:table-cell office:value-type="float" office:value="331104" calcext:value-type="float">
            <text:p>331104</text:p>
          </table:table-cell>
          <table:table-cell/>
          <table:table-cell office:value-type="float" office:value="3072.44440417512" calcext:value-type="float">
            <text:p>3072.4444041751</text:p>
          </table:table-cell>
          <table:table-cell/>
        </table:table-row>
        <table:table-row table:style-name="ro1">
          <table:table-cell office:value-type="float" office:value="350226" calcext:value-type="float">
            <text:p>350226</text:p>
          </table:table-cell>
          <table:table-cell/>
          <table:table-cell office:value-type="float" office:value="2954.14603998561" calcext:value-type="float">
            <text:p>2954.1460399856</text:p>
          </table:table-cell>
          <table:table-cell/>
        </table:table-row>
        <table:table-row table:style-name="ro1">
          <table:table-cell office:value-type="float" office:value="353646" calcext:value-type="float">
            <text:p>353646</text:p>
          </table:table-cell>
          <table:table-cell/>
          <table:table-cell office:value-type="float" office:value="2954.29784304078" calcext:value-type="float">
            <text:p>2954.2978430408</text:p>
          </table:table-cell>
          <table:table-cell/>
        </table:table-row>
        <table:table-row table:style-name="ro1">
          <table:table-cell office:value-type="float" office:value="351542" calcext:value-type="float">
            <text:p>351542</text:p>
          </table:table-cell>
          <table:table-cell/>
          <table:table-cell office:value-type="float" office:value="3131.37632203264" calcext:value-type="float">
            <text:p>3131.3763220326</text:p>
          </table:table-cell>
          <table:table-cell/>
        </table:table-row>
        <table:table-row table:style-name="ro1">
          <table:table-cell office:value-type="float" office:value="355114" calcext:value-type="float">
            <text:p>355114</text:p>
          </table:table-cell>
          <table:table-cell/>
          <table:table-cell office:value-type="float" office:value="3128.00946456631" calcext:value-type="float">
            <text:p>3128.0094645663</text:p>
          </table:table-cell>
          <table:table-cell/>
        </table:table-row>
        <table:table-row table:style-name="ro1">
          <table:table-cell office:value-type="float" office:value="13760" calcext:value-type="float">
            <text:p>13760</text:p>
          </table:table-cell>
          <table:table-cell table:number-columns-repeated="2"/>
          <table:table-cell office:value-type="float" office:value="1284.18502906977" calcext:value-type="float">
            <text:p>1284.1850290698</text:p>
          </table:table-cell>
        </table:table-row>
        <table:table-row table:style-name="ro1">
          <table:table-cell office:value-type="float" office:value="58143" calcext:value-type="float">
            <text:p>58143</text:p>
          </table:table-cell>
          <table:table-cell table:number-columns-repeated="2"/>
          <table:table-cell office:value-type="float" office:value="1179.73224635812" calcext:value-type="float">
            <text:p>1179.7322463581</text:p>
          </table:table-cell>
        </table:table-row>
        <table:table-row table:style-name="ro1">
          <table:table-cell office:value-type="float" office:value="114965" calcext:value-type="float">
            <text:p>114965</text:p>
          </table:table-cell>
          <table:table-cell table:number-columns-repeated="2"/>
          <table:table-cell office:value-type="float" office:value="1192.66804679685" calcext:value-type="float">
            <text:p>1192.6680467969</text:p>
          </table:table-cell>
        </table:table-row>
        <table:table-row table:style-name="ro1">
          <table:table-cell office:value-type="float" office:value="163482" calcext:value-type="float">
            <text:p>163482</text:p>
          </table:table-cell>
          <table:table-cell table:number-columns-repeated="2"/>
          <table:table-cell office:value-type="float" office:value="1200.96292558202" calcext:value-type="float">
            <text:p>1200.962925582</text:p>
          </table:table-cell>
        </table:table-row>
        <table:table-row table:style-name="ro1">
          <table:table-cell office:value-type="float" office:value="206971" calcext:value-type="float">
            <text:p>206971</text:p>
          </table:table-cell>
          <table:table-cell table:number-columns-repeated="2"/>
          <table:table-cell office:value-type="float" office:value="1305.76852795802" calcext:value-type="float">
            <text:p>1305.768527958</text:p>
          </table:table-cell>
        </table:table-row>
        <table:table-row table:style-name="ro1">
          <table:table-cell office:value-type="float" office:value="230749" calcext:value-type="float">
            <text:p>230749</text:p>
          </table:table-cell>
          <table:table-cell table:number-columns-repeated="2"/>
          <table:table-cell office:value-type="float" office:value="1614.28490697685" calcext:value-type="float">
            <text:p>1614.2849069769</text:p>
          </table:table-cell>
        </table:table-row>
        <table:table-row table:style-name="ro1">
          <table:table-cell office:value-type="float" office:value="254499" calcext:value-type="float">
            <text:p>254499</text:p>
          </table:table-cell>
          <table:table-cell table:number-columns-repeated="2"/>
          <table:table-cell office:value-type="float" office:value="1873.39112923823" calcext:value-type="float">
            <text:p>1873.3911292382</text:p>
          </table:table-cell>
        </table:table-row>
        <table:table-row table:style-name="ro1">
          <table:table-cell office:value-type="float" office:value="278341" calcext:value-type="float">
            <text:p>278341</text:p>
          </table:table-cell>
          <table:table-cell table:number-columns-repeated="2"/>
          <table:table-cell office:value-type="float" office:value="2207.4429638465" calcext:value-type="float">
            <text:p>2207.4429638465</text:p>
          </table:table-cell>
        </table:table-row>
        <table:table-row table:style-name="ro1">
          <table:table-cell office:value-type="float" office:value="297670" calcext:value-type="float">
            <text:p>297670</text:p>
          </table:table-cell>
          <table:table-cell table:number-columns-repeated="2"/>
          <table:table-cell office:value-type="float" office:value="2312.9232640172" calcext:value-type="float">
            <text:p>2312.9232640172</text:p>
          </table:table-cell>
        </table:table-row>
        <table:table-row table:style-name="ro1">
          <table:table-cell office:value-type="float" office:value="311466" calcext:value-type="float">
            <text:p>311466</text:p>
          </table:table-cell>
          <table:table-cell table:number-columns-repeated="2"/>
          <table:table-cell office:value-type="float" office:value="2280.52963726378" calcext:value-type="float">
            <text:p>2280.5296372638</text:p>
          </table:table-cell>
        </table:table-row>
        <table:table-row table:style-name="ro1">
          <table:table-cell office:value-type="float" office:value="317436" calcext:value-type="float">
            <text:p>317436</text:p>
          </table:table-cell>
          <table:table-cell table:number-columns-repeated="2"/>
          <table:table-cell office:value-type="float" office:value="2515.95474993384" calcext:value-type="float">
            <text:p>2515.9547499339</text:p>
          </table:table-cell>
        </table:table-row>
        <table:table-row table:style-name="ro1">
          <table:table-cell office:value-type="float" office:value="333297" calcext:value-type="float">
            <text:p>333297</text:p>
          </table:table-cell>
          <table:table-cell table:number-columns-repeated="2"/>
          <table:table-cell office:value-type="float" office:value="2553.87046088024" calcext:value-type="float">
            <text:p>2553.8704608802</text:p>
          </table:table-cell>
        </table:table-row>
        <table:table-row table:style-name="ro1">
          <table:table-cell office:value-type="float" office:value="314969" calcext:value-type="float">
            <text:p>314969</text:p>
          </table:table-cell>
          <table:table-cell table:number-columns-repeated="2"/>
          <table:table-cell office:value-type="float" office:value="2751.97755283331" calcext:value-type="float">
            <text:p>2751.9775528333</text:p>
          </table:table-cell>
        </table:table-row>
        <table:table-row table:style-name="ro1">
          <table:table-cell office:value-type="float" office:value="312289" calcext:value-type="float">
            <text:p>312289</text:p>
          </table:table-cell>
          <table:table-cell table:number-columns-repeated="2"/>
          <table:table-cell office:value-type="float" office:value="2878.17205857395" calcext:value-type="float">
            <text:p>2878.172058574</text:p>
          </table:table-cell>
        </table:table-row>
        <table:table-row table:style-name="ro1">
          <table:table-cell office:value-type="float" office:value="330797" calcext:value-type="float">
            <text:p>330797</text:p>
          </table:table-cell>
          <table:table-cell table:number-columns-repeated="2"/>
          <table:table-cell office:value-type="float" office:value="2851.83096025753" calcext:value-type="float">
            <text:p>2851.8309602575</text:p>
          </table:table-cell>
        </table:table-row>
        <table:table-row table:style-name="ro1">
          <table:table-cell office:value-type="float" office:value="332908" calcext:value-type="float">
            <text:p>332908</text:p>
          </table:table-cell>
          <table:table-cell table:number-columns-repeated="2"/>
          <table:table-cell office:value-type="float" office:value="2714.49551527749" calcext:value-type="float">
            <text:p>2714.4955152775</text:p>
          </table:table-cell>
        </table:table-row>
        <table:table-row table:style-name="ro1">
          <table:table-cell office:value-type="float" office:value="342736" calcext:value-type="float">
            <text:p>342736</text:p>
          </table:table-cell>
          <table:table-cell table:number-columns-repeated="2"/>
          <table:table-cell office:value-type="float" office:value="2891.37116906307" calcext:value-type="float">
            <text:p>2891.3711690631</text:p>
          </table:table-cell>
        </table:table-row>
        <table:table-row table:style-name="ro1">
          <table:table-cell office:value-type="float" office:value="344233" calcext:value-type="float">
            <text:p>344233</text:p>
          </table:table-cell>
          <table:table-cell table:number-columns-repeated="2"/>
          <table:table-cell office:value-type="float" office:value="2935.499522126" calcext:value-type="float">
            <text:p>2935.499522126</text:p>
          </table:table-cell>
        </table:table-row>
        <table:table-row table:style-name="ro1">
          <table:table-cell office:value-type="float" office:value="342072" calcext:value-type="float">
            <text:p>342072</text:p>
          </table:table-cell>
          <table:table-cell table:number-columns-repeated="2"/>
          <table:table-cell office:value-type="float" office:value="2935.13473186931" calcext:value-type="float">
            <text:p>2935.1347318693</text:p>
          </table:table-cell>
        </table:table-row>
      </table:table>
      <table:named-expressions/>
      <table:database-ranges>
        <table:database-range table:name="__Anonymous_Sheet_DB__0" table:target-range-address="Sheet1.A1:Sheet1.H23">
          <table:sort>
            <table:sort-by table:field-number="5" table:data-type="automatic"/>
          </table:sort>
        </table:database-range>
        <table:database-range table:name="__Anonymous_Sheet_DB__1" table:target-range-address="Sheet2.A1:Sheet2.B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1-29T12:56:20.889836578</dc:date>
    <meta:editing-duration>PT14H8M40S</meta:editing-duration>
    <meta:editing-cycles>12</meta:editing-cycles>
    <meta:document-statistic meta:table-count="2" meta:cell-count="3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1cm" chart:symbol-height="0.1cm" chart:link-data-style-to-source="true">
        <chart:symbol-image/>
      </style:chart-properties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74cm" svg:height="12.246cm" xlink:href=".." xlink:type="simple" chart:class="chart:scatter" chart:style-name="ch1">
        <chart:title svg:x="6.835cm" svg:y="0.38cm" chart:style-name="ch2">
          <text:p>through put and database response time</text:p>
        </chart:title>
        <chart:legend chart:legend-position="end" svg:x="18.102cm" svg:y="5.326cm" style:legend-expansion="high" chart:style-name="ch3"/>
        <chart:plot-area chart:style-name="ch4" table:cell-range-address="Sheet2.A1:Sheet2.C41 Sheet2.D1:Sheet2.D60" chart:data-source-has-labels="row" svg:x="0.826cm" svg:y="1.153cm" svg:width="17.546cm" svg:height="10.546cm">
          <chartooo:coordinate-region svg:x="1.818cm" svg:y="1.352cm" svg:width="15.997cm" svg:height="9.7cm"/>
          <chart:axis chart:dimension="x" chart:name="primary-x" chart:style-name="ch5">
            <chart:title svg:x="8.761cm" svg:y="11.686cm" chart:style-name="ch6">
              <text:p>throughput</text:p>
            </chart:title>
          </chart:axis>
          <chart:axis chart:dimension="y" chart:name="primary-y" chart:style-name="ch5">
            <chart:title svg:x="0cm" svg:y="8.216cm" chart:style-name="ch7">
              <text:p>database response time</text:p>
            </chart:title>
            <chart:grid chart:style-name="ch8" chart:class="major"/>
          </chart:axis>
          <chart:series chart:style-name="ch9" chart:values-cell-range-address="Sheet2.B1:Sheet2.B41" chart:label-cell-address="Sheet2.B1:Sheet2.B1" chart:class="chart:scatter">
            <chart:domain table:cell-range-address="Sheet2.A1:Sheet2.A41"/>
            <chart:data-point chart:repeated="41"/>
          </chart:series>
          <chart:series chart:style-name="ch10" chart:values-cell-range-address="Sheet2.D1:Sheet2.D60" chart:label-cell-address="Sheet2.D1:Sheet2.D1" chart:class="chart:scatter">
            <chart:domain table:cell-range-address="Sheet2.A1:Sheet2.A60"/>
            <chart:data-point chart:repeated="60"/>
          </chart:series>
          <chart:series chart:style-name="ch11" chart:values-cell-range-address="Sheet2.C1:Sheet2.C41" chart:label-cell-address="Sheet2.C1:Sheet2.C1" chart:class="chart:scatter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60 connections</text:p>
                <draw:g>
                  <svg:desc>Sheet2.B1:Sheet2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90 connections</text:p>
                <draw:g>
                  <svg:desc>Sheet2.D1:Sheet2.D1</svg:desc>
                </draw:g>
              </table:table-cell>
              <table:table-cell office:value-type="string">
                <text:p>30 connections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2.A1:Sheet2.A41</svg:desc>
                </draw:g>
              </table:table-cell>
              <table:table-cell office:value-type="float" office:value="NaN">
                <text:p>NaN</text:p>
                <draw:g>
                  <svg:desc>Sheet2.B1:Sheet2.B41</svg:desc>
                </draw:g>
              </table:table-cell>
              <table:table-cell office:value-type="float" office:value="NaN">
                <text:p>NaN</text:p>
                <draw:g>
                  <svg:desc>Sheet2.A1:Sheet2.A60</svg:desc>
                </draw:g>
              </table:table-cell>
              <table:table-cell office:value-type="float" office:value="NaN">
                <text:p>NaN</text:p>
                <draw:g>
                  <svg:desc>Sheet2.D1:Sheet2.D60</svg:desc>
                </draw:g>
              </table:table-cell>
              <table:table-cell office:value-type="float" office:value="NaN">
                <text:p>NaN</text:p>
                <draw:g>
                  <svg:desc>Sheet2.C1:Sheet2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59">
                <text:p>14259</text:p>
              </table:table-cell>
              <table:table-cell office:value-type="float" office:value="1316.07763517778">
                <text:p>1316.07763517778</text:p>
              </table:table-cell>
              <table:table-cell office:value-type="float" office:value="14259">
                <text:p>1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806">
                <text:p>61806</text:p>
              </table:table-cell>
              <table:table-cell office:value-type="float" office:value="1112.71658091447">
                <text:p>1112.71658091447</text:p>
              </table:table-cell>
              <table:table-cell office:value-type="float" office:value="61806">
                <text:p>6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050">
                <text:p>115050</text:p>
              </table:table-cell>
              <table:table-cell office:value-type="float" office:value="1123.24384180791">
                <text:p>1123.24384180791</text:p>
              </table:table-cell>
              <table:table-cell office:value-type="float" office:value="115050">
                <text:p>115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5994">
                <text:p>165994</text:p>
              </table:table-cell>
              <table:table-cell office:value-type="float" office:value="1171.61445594419">
                <text:p>1171.61445594419</text:p>
              </table:table-cell>
              <table:table-cell office:value-type="float" office:value="165994">
                <text:p>165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3444">
                <text:p>213444</text:p>
              </table:table-cell>
              <table:table-cell office:value-type="float" office:value="1299.53644515658">
                <text:p>1299.53644515658</text:p>
              </table:table-cell>
              <table:table-cell office:value-type="float" office:value="213444">
                <text:p>213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4269">
                <text:p>244269</text:p>
              </table:table-cell>
              <table:table-cell office:value-type="float" office:value="1503.48514547487">
                <text:p>1503.48514547487</text:p>
              </table:table-cell>
              <table:table-cell office:value-type="float" office:value="244269">
                <text:p>244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7665">
                <text:p>267665</text:p>
              </table:table-cell>
              <table:table-cell office:value-type="float" office:value="1701.02271496087">
                <text:p>1701.02271496087</text:p>
              </table:table-cell>
              <table:table-cell office:value-type="float" office:value="267665">
                <text:p>26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4358">
                <text:p>294358</text:p>
              </table:table-cell>
              <table:table-cell office:value-type="float" office:value="2027.2689785907">
                <text:p>2027.2689785907</text:p>
              </table:table-cell>
              <table:table-cell office:value-type="float" office:value="294358">
                <text:p>294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1831">
                <text:p>311831</text:p>
              </table:table-cell>
              <table:table-cell office:value-type="float" office:value="2220.3196539151">
                <text:p>2220.3196539151</text:p>
              </table:table-cell>
              <table:table-cell office:value-type="float" office:value="311831">
                <text:p>31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3971">
                <text:p>313971</text:p>
              </table:table-cell>
              <table:table-cell office:value-type="float" office:value="2419.52257055588">
                <text:p>2419.52257055588</text:p>
              </table:table-cell>
              <table:table-cell office:value-type="float" office:value="313971">
                <text:p>313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2768">
                <text:p>322768</text:p>
              </table:table-cell>
              <table:table-cell office:value-type="float" office:value="2670.07899172161">
                <text:p>2670.07899172161</text:p>
              </table:table-cell>
              <table:table-cell office:value-type="float" office:value="322768">
                <text:p>32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8778">
                <text:p>338778</text:p>
              </table:table-cell>
              <table:table-cell office:value-type="float" office:value="2412.66331934187">
                <text:p>2412.66331934187</text:p>
              </table:table-cell>
              <table:table-cell office:value-type="float" office:value="338778">
                <text:p>338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0092">
                <text:p>340092</text:p>
              </table:table-cell>
              <table:table-cell office:value-type="float" office:value="2664.43399139056">
                <text:p>2664.43399139056</text:p>
              </table:table-cell>
              <table:table-cell office:value-type="float" office:value="340092">
                <text:p>340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401">
                <text:p>337401</text:p>
              </table:table-cell>
              <table:table-cell office:value-type="float" office:value="2608.14309086221">
                <text:p>2608.14309086221</text:p>
              </table:table-cell>
              <table:table-cell office:value-type="float" office:value="337401">
                <text:p>337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3322">
                <text:p>343322</text:p>
              </table:table-cell>
              <table:table-cell office:value-type="float" office:value="2784.7733497999">
                <text:p>2784.7733497999</text:p>
              </table:table-cell>
              <table:table-cell office:value-type="float" office:value="343322">
                <text:p>343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6909">
                <text:p>346909</text:p>
              </table:table-cell>
              <table:table-cell office:value-type="float" office:value="2655.7178136053">
                <text:p>2655.7178136053</text:p>
              </table:table-cell>
              <table:table-cell office:value-type="float" office:value="346909">
                <text:p>346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1939">
                <text:p>351939</text:p>
              </table:table-cell>
              <table:table-cell office:value-type="float" office:value="2753.77153711297">
                <text:p>2753.77153711297</text:p>
              </table:table-cell>
              <table:table-cell office:value-type="float" office:value="351939">
                <text:p>35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3499">
                <text:p>353499</text:p>
              </table:table-cell>
              <table:table-cell office:value-type="float" office:value="2690.36869977001">
                <text:p>2690.36869977001</text:p>
              </table:table-cell>
              <table:table-cell office:value-type="float" office:value="353499">
                <text:p>353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8622">
                <text:p>358622</text:p>
              </table:table-cell>
              <table:table-cell office:value-type="float" office:value="2769.27702148781">
                <text:p>2769.27702148781</text:p>
              </table:table-cell>
              <table:table-cell office:value-type="float" office:value="358622">
                <text:p>358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9610">
                <text:p>359610</text:p>
              </table:table-cell>
              <table:table-cell office:value-type="float" office:value="2735.31867300687">
                <text:p>2735.31867300687</text:p>
              </table:table-cell>
              <table:table-cell office:value-type="float" office:value="359610">
                <text:p>359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056">
                <text:p>14056</text:p>
              </table:table-cell>
              <table:table-cell office:value-type="float" office:value="NaN">
                <text:p>NaN</text:p>
              </table:table-cell>
              <table:table-cell office:value-type="float" office:value="14056">
                <text:p>14056</text:p>
              </table:table-cell>
              <table:table-cell office:value-type="float" office:value="NaN">
                <text:p>NaN</text:p>
              </table:table-cell>
              <table:table-cell office:value-type="float" office:value="1014.41140657328">
                <text:p>1014.411406573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966">
                <text:p>58966</text:p>
              </table:table-cell>
              <table:table-cell office:value-type="float" office:value="NaN">
                <text:p>NaN</text:p>
              </table:table-cell>
              <table:table-cell office:value-type="float" office:value="58966">
                <text:p>58966</text:p>
              </table:table-cell>
              <table:table-cell office:value-type="float" office:value="NaN">
                <text:p>NaN</text:p>
              </table:table-cell>
              <table:table-cell office:value-type="float" office:value="1069.41140657328">
                <text:p>1069.41140657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302">
                <text:p>110302</text:p>
              </table:table-cell>
              <table:table-cell office:value-type="float" office:value="NaN">
                <text:p>NaN</text:p>
              </table:table-cell>
              <table:table-cell office:value-type="float" office:value="110302">
                <text:p>110302</text:p>
              </table:table-cell>
              <table:table-cell office:value-type="float" office:value="NaN">
                <text:p>NaN</text:p>
              </table:table-cell>
              <table:table-cell office:value-type="float" office:value="1094.51563888234">
                <text:p>1094.515638882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6811">
                <text:p>166811</text:p>
              </table:table-cell>
              <table:table-cell office:value-type="float" office:value="NaN">
                <text:p>NaN</text:p>
              </table:table-cell>
              <table:table-cell office:value-type="float" office:value="166811">
                <text:p>166811</text:p>
              </table:table-cell>
              <table:table-cell office:value-type="float" office:value="NaN">
                <text:p>NaN</text:p>
              </table:table-cell>
              <table:table-cell office:value-type="float" office:value="1212.13821630468">
                <text:p>1212.138216304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8802">
                <text:p>208802</text:p>
              </table:table-cell>
              <table:table-cell office:value-type="float" office:value="NaN">
                <text:p>NaN</text:p>
              </table:table-cell>
              <table:table-cell office:value-type="float" office:value="208802">
                <text:p>208802</text:p>
              </table:table-cell>
              <table:table-cell office:value-type="float" office:value="NaN">
                <text:p>NaN</text:p>
              </table:table-cell>
              <table:table-cell office:value-type="float" office:value="1272.25763163188">
                <text:p>1272.257631631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4973">
                <text:p>224973</text:p>
              </table:table-cell>
              <table:table-cell office:value-type="float" office:value="NaN">
                <text:p>NaN</text:p>
              </table:table-cell>
              <table:table-cell office:value-type="float" office:value="224973">
                <text:p>224973</text:p>
              </table:table-cell>
              <table:table-cell office:value-type="float" office:value="NaN">
                <text:p>NaN</text:p>
              </table:table-cell>
              <table:table-cell office:value-type="float" office:value="1688.92385308459">
                <text:p>1688.923853084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7214">
                <text:p>267214</text:p>
              </table:table-cell>
              <table:table-cell office:value-type="float" office:value="NaN">
                <text:p>NaN</text:p>
              </table:table-cell>
              <table:table-cell office:value-type="float" office:value="267214">
                <text:p>267214</text:p>
              </table:table-cell>
              <table:table-cell office:value-type="float" office:value="NaN">
                <text:p>NaN</text:p>
              </table:table-cell>
              <table:table-cell office:value-type="float" office:value="1892.73617400286">
                <text:p>1892.73617400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8285">
                <text:p>288285</text:p>
              </table:table-cell>
              <table:table-cell office:value-type="float" office:value="NaN">
                <text:p>NaN</text:p>
              </table:table-cell>
              <table:table-cell office:value-type="float" office:value="288285">
                <text:p>288285</text:p>
              </table:table-cell>
              <table:table-cell office:value-type="float" office:value="NaN">
                <text:p>NaN</text:p>
              </table:table-cell>
              <table:table-cell office:value-type="float" office:value="2198.79955252615">
                <text:p>2198.799552526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1256">
                <text:p>291256</text:p>
              </table:table-cell>
              <table:table-cell office:value-type="float" office:value="NaN">
                <text:p>NaN</text:p>
              </table:table-cell>
              <table:table-cell office:value-type="float" office:value="291256">
                <text:p>291256</text:p>
              </table:table-cell>
              <table:table-cell office:value-type="float" office:value="NaN">
                <text:p>NaN</text:p>
              </table:table-cell>
              <table:table-cell office:value-type="float" office:value="2427.89176875326">
                <text:p>2427.89176875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6166">
                <text:p>326166</text:p>
              </table:table-cell>
              <table:table-cell office:value-type="float" office:value="NaN">
                <text:p>NaN</text:p>
              </table:table-cell>
              <table:table-cell office:value-type="float" office:value="326166">
                <text:p>326166</text:p>
              </table:table-cell>
              <table:table-cell office:value-type="float" office:value="NaN">
                <text:p>NaN</text:p>
              </table:table-cell>
              <table:table-cell office:value-type="float" office:value="2533.20270966318">
                <text:p>2533.202709663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2054">
                <text:p>332054</text:p>
              </table:table-cell>
              <table:table-cell office:value-type="float" office:value="NaN">
                <text:p>NaN</text:p>
              </table:table-cell>
              <table:table-cell office:value-type="float" office:value="332054">
                <text:p>332054</text:p>
              </table:table-cell>
              <table:table-cell office:value-type="float" office:value="NaN">
                <text:p>NaN</text:p>
              </table:table-cell>
              <table:table-cell office:value-type="float" office:value="2513.22095803695">
                <text:p>2513.220958036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8772">
                <text:p>338772</text:p>
              </table:table-cell>
              <table:table-cell office:value-type="float" office:value="NaN">
                <text:p>NaN</text:p>
              </table:table-cell>
              <table:table-cell office:value-type="float" office:value="338772">
                <text:p>338772</text:p>
              </table:table-cell>
              <table:table-cell office:value-type="float" office:value="NaN">
                <text:p>NaN</text:p>
              </table:table-cell>
              <table:table-cell office:value-type="float" office:value="2602.34865041975">
                <text:p>2602.348650419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0303">
                <text:p>350303</text:p>
              </table:table-cell>
              <table:table-cell office:value-type="float" office:value="NaN">
                <text:p>NaN</text:p>
              </table:table-cell>
              <table:table-cell office:value-type="float" office:value="350303">
                <text:p>350303</text:p>
              </table:table-cell>
              <table:table-cell office:value-type="float" office:value="NaN">
                <text:p>NaN</text:p>
              </table:table-cell>
              <table:table-cell office:value-type="float" office:value="2601.2848277063">
                <text:p>2601.2848277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6149">
                <text:p>346149</text:p>
              </table:table-cell>
              <table:table-cell office:value-type="float" office:value="NaN">
                <text:p>NaN</text:p>
              </table:table-cell>
              <table:table-cell office:value-type="float" office:value="346149">
                <text:p>346149</text:p>
              </table:table-cell>
              <table:table-cell office:value-type="float" office:value="NaN">
                <text:p>NaN</text:p>
              </table:table-cell>
              <table:table-cell office:value-type="float" office:value="2902.39630621495">
                <text:p>2902.396306214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3039">
                <text:p>343039</text:p>
              </table:table-cell>
              <table:table-cell office:value-type="float" office:value="NaN">
                <text:p>NaN</text:p>
              </table:table-cell>
              <table:table-cell office:value-type="float" office:value="343039">
                <text:p>343039</text:p>
              </table:table-cell>
              <table:table-cell office:value-type="float" office:value="NaN">
                <text:p>NaN</text:p>
              </table:table-cell>
              <table:table-cell office:value-type="float" office:value="3058.67228799058">
                <text:p>3058.672287990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1104">
                <text:p>331104</text:p>
              </table:table-cell>
              <table:table-cell office:value-type="float" office:value="NaN">
                <text:p>NaN</text:p>
              </table:table-cell>
              <table:table-cell office:value-type="float" office:value="331104">
                <text:p>331104</text:p>
              </table:table-cell>
              <table:table-cell office:value-type="float" office:value="NaN">
                <text:p>NaN</text:p>
              </table:table-cell>
              <table:table-cell office:value-type="float" office:value="3072.44440417512">
                <text:p>3072.444404175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0226">
                <text:p>350226</text:p>
              </table:table-cell>
              <table:table-cell office:value-type="float" office:value="NaN">
                <text:p>NaN</text:p>
              </table:table-cell>
              <table:table-cell office:value-type="float" office:value="350226">
                <text:p>350226</text:p>
              </table:table-cell>
              <table:table-cell office:value-type="float" office:value="NaN">
                <text:p>NaN</text:p>
              </table:table-cell>
              <table:table-cell office:value-type="float" office:value="2954.14603998561">
                <text:p>2954.146039985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3646">
                <text:p>353646</text:p>
              </table:table-cell>
              <table:table-cell office:value-type="float" office:value="NaN">
                <text:p>NaN</text:p>
              </table:table-cell>
              <table:table-cell office:value-type="float" office:value="353646">
                <text:p>353646</text:p>
              </table:table-cell>
              <table:table-cell office:value-type="float" office:value="NaN">
                <text:p>NaN</text:p>
              </table:table-cell>
              <table:table-cell office:value-type="float" office:value="2954.29784304078">
                <text:p>2954.297843040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1542">
                <text:p>351542</text:p>
              </table:table-cell>
              <table:table-cell office:value-type="float" office:value="NaN">
                <text:p>NaN</text:p>
              </table:table-cell>
              <table:table-cell office:value-type="float" office:value="351542">
                <text:p>351542</text:p>
              </table:table-cell>
              <table:table-cell office:value-type="float" office:value="NaN">
                <text:p>NaN</text:p>
              </table:table-cell>
              <table:table-cell office:value-type="float" office:value="3131.37632203264">
                <text:p>3131.376322032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5114">
                <text:p>355114</text:p>
              </table:table-cell>
              <table:table-cell office:value-type="float" office:value="NaN">
                <text:p>NaN</text:p>
              </table:table-cell>
              <table:table-cell office:value-type="float" office:value="355114">
                <text:p>355114</text:p>
              </table:table-cell>
              <table:table-cell office:value-type="float" office:value="NaN">
                <text:p>NaN</text:p>
              </table:table-cell>
              <table:table-cell office:value-type="float" office:value="3128.00946456631">
                <text:p>3128.00946456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60">
                <text:p>13760</text:p>
              </table:table-cell>
              <table:table-cell office:value-type="float" office:value="1284.18502906977">
                <text:p>1284.18502906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43">
                <text:p>58143</text:p>
              </table:table-cell>
              <table:table-cell office:value-type="float" office:value="1179.73224635812">
                <text:p>1179.73224635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965">
                <text:p>114965</text:p>
              </table:table-cell>
              <table:table-cell office:value-type="float" office:value="1192.66804679685">
                <text:p>1192.66804679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482">
                <text:p>163482</text:p>
              </table:table-cell>
              <table:table-cell office:value-type="float" office:value="1200.96292558202">
                <text:p>1200.96292558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971">
                <text:p>206971</text:p>
              </table:table-cell>
              <table:table-cell office:value-type="float" office:value="1305.76852795802">
                <text:p>1305.76852795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749">
                <text:p>230749</text:p>
              </table:table-cell>
              <table:table-cell office:value-type="float" office:value="1614.28490697685">
                <text:p>1614.28490697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499">
                <text:p>254499</text:p>
              </table:table-cell>
              <table:table-cell office:value-type="float" office:value="1873.39112923823">
                <text:p>1873.39112923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341">
                <text:p>278341</text:p>
              </table:table-cell>
              <table:table-cell office:value-type="float" office:value="2207.4429638465">
                <text:p>2207.4429638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670">
                <text:p>297670</text:p>
              </table:table-cell>
              <table:table-cell office:value-type="float" office:value="2312.9232640172">
                <text:p>2312.9232640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466">
                <text:p>311466</text:p>
              </table:table-cell>
              <table:table-cell office:value-type="float" office:value="2280.52963726378">
                <text:p>2280.52963726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436">
                <text:p>317436</text:p>
              </table:table-cell>
              <table:table-cell office:value-type="float" office:value="2515.95474993384">
                <text:p>2515.95474993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297">
                <text:p>333297</text:p>
              </table:table-cell>
              <table:table-cell office:value-type="float" office:value="2553.87046088024">
                <text:p>2553.87046088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969">
                <text:p>314969</text:p>
              </table:table-cell>
              <table:table-cell office:value-type="float" office:value="2751.97755283331">
                <text:p>2751.97755283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289">
                <text:p>312289</text:p>
              </table:table-cell>
              <table:table-cell office:value-type="float" office:value="2878.17205857395">
                <text:p>2878.17205857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797">
                <text:p>330797</text:p>
              </table:table-cell>
              <table:table-cell office:value-type="float" office:value="2851.83096025753">
                <text:p>2851.83096025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908">
                <text:p>332908</text:p>
              </table:table-cell>
              <table:table-cell office:value-type="float" office:value="2714.49551527749">
                <text:p>2714.49551527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736">
                <text:p>342736</text:p>
              </table:table-cell>
              <table:table-cell office:value-type="float" office:value="2891.37116906307">
                <text:p>2891.37116906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233">
                <text:p>344233</text:p>
              </table:table-cell>
              <table:table-cell office:value-type="float" office:value="2935.499522126">
                <text:p>2935.499522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072">
                <text:p>342072</text:p>
              </table:table-cell>
              <table:table-cell office:value-type="float" office:value="2935.13473186931">
                <text:p>2935.134731869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